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06%" fo:text-indent="0cm" style:auto-text-indent="false"/>
    </style:style>
    <style:style style:name="P2" style:family="paragraph" style:parent-style-name="Standard">
      <style:paragraph-properties fo:margin-left="0cm" fo:margin-right="0cm" fo:line-height="106%" fo:text-indent="0cm" style:auto-text-indent="false">
        <style:tab-stops>
          <style:tab-stop style:position="5.794cm"/>
        </style:tab-stops>
      </style:paragraph-properties>
      <style:text-properties officeooo:paragraph-rsid="00122372"/>
    </style:style>
    <style:style style:name="P3" style:family="paragraph" style:parent-style-name="Standard">
      <style:paragraph-properties fo:margin-left="0cm" fo:margin-right="0cm" fo:line-height="106%" fo:text-indent="0cm" style:auto-text-indent="false"/>
      <style:text-properties officeooo:paragraph-rsid="001253db"/>
    </style:style>
    <style:style style:name="P4" style:family="paragraph" style:parent-style-name="Standard">
      <style:paragraph-properties fo:margin-left="0cm" fo:margin-right="0cm" fo:line-height="106%" fo:text-indent="0cm" style:auto-text-indent="false"/>
      <style:text-properties style:use-window-font-color="true" style:font-name="Calibri" fo:font-size="11pt" fo:language="tr" fo:country="TR" style:letter-kerning="true" style:font-name-asian="Calibri1" style:font-size-asian="11pt" style:language-asian="ar" style:country-asian="SA"/>
    </style:style>
    <style:style style:name="P5" style:family="paragraph" style:parent-style-name="Standard">
      <style:paragraph-properties fo:margin-left="0cm" fo:margin-right="0cm" fo:line-height="106%" fo:text-indent="0cm" style:auto-text-indent="false"/>
      <style:text-properties style:use-window-font-color="true" style:font-name="Calibri" fo:font-size="11pt" fo:language="tr" fo:country="TR" style:letter-kerning="true" style:font-name-asian="Calibri1" style:font-size-asian="11pt" style:language-asian="tr" style:country-asian="TR"/>
    </style:style>
    <style:style style:name="P6" style:family="paragraph" style:parent-style-name="Standard">
      <style:paragraph-properties fo:margin-left="0cm" fo:margin-right="0cm" fo:line-height="106%" fo:text-indent="0cm" style:auto-text-indent="false"/>
      <style:text-properties style:use-window-font-color="true" style:font-name="Calibri" fo:font-size="13pt" fo:language="tr" fo:country="TR" style:letter-kerning="true" style:font-name-asian="Times New Roman1" style:font-size-asian="13pt" style:language-asian="ar" style:country-asian="SA" style:font-size-complex="13pt"/>
    </style:style>
    <style:style style:name="P7" style:family="paragraph" style:parent-style-name="Standard">
      <style:paragraph-properties fo:margin-left="0cm" fo:margin-right="0cm" fo:line-height="106%" fo:text-indent="0cm" style:auto-text-indent="false"/>
      <style:text-properties style:use-window-font-color="true" style:font-name="Calibri" fo:font-size="13pt" fo:language="tr" fo:country="TR" style:letter-kerning="true" style:font-name-asian="Calibri1" style:font-size-asian="13pt" style:language-asian="ar" style:country-asian="SA" style:font-size-complex="13pt"/>
    </style:style>
    <style:style style:name="P8" style:family="paragraph" style:parent-style-name="Standard">
      <style:paragraph-properties fo:margin-left="0cm" fo:margin-right="0cm" fo:line-height="106%" fo:text-indent="0cm" style:auto-text-indent="false"/>
      <style:text-properties style:use-window-font-color="true" style:font-name="Calibri" fo:font-size="13pt" fo:language="tr" fo:country="TR" fo:font-weight="normal" officeooo:rsid="001253db" officeooo:paragraph-rsid="001253db" style:letter-kerning="true" style:font-name-asian="Calibri1" style:font-size-asian="13pt" style:language-asian="tr" style:country-asian="TR" style:font-weight-asian="normal" style:font-size-complex="13pt" style:font-weight-complex="normal"/>
    </style:style>
    <style:style style:name="P9" style:family="paragraph" style:parent-style-name="Standard">
      <style:paragraph-properties fo:margin-left="0cm" fo:margin-right="0cm" fo:line-height="106%" fo:text-indent="0cm" style:auto-text-indent="false"/>
      <style:text-properties style:use-window-font-color="true" style:font-name="Calibri" fo:font-size="15pt" fo:language="tr" fo:country="TR" fo:font-weight="bold" officeooo:rsid="001253db" officeooo:paragraph-rsid="001253db" style:letter-kerning="true" style:font-name-asian="Calibri1" style:font-size-asian="15pt" style:language-asian="tr" style:country-asian="TR" style:font-weight-asian="bold" style:font-size-complex="15pt" style:font-weight-complex="bold"/>
    </style:style>
    <style:style style:name="P10" style:family="paragraph" style:parent-style-name="Standard">
      <style:paragraph-properties fo:margin-left="0cm" fo:margin-right="0cm" fo:line-height="106%" fo:text-indent="0cm" style:auto-text-indent="false"/>
      <style:text-properties fo:font-size="13pt" style:font-size-asian="13pt" style:font-size-complex="13pt"/>
    </style:style>
    <style:style style:name="P11" style:family="paragraph" style:parent-style-name="Standard" style:master-page-name="Standard">
      <style:paragraph-properties fo:margin-left="0cm" fo:margin-right="0cm" fo:line-height="106%" fo:text-indent="0cm" style:auto-text-indent="false" style:page-number="auto"/>
    </style:style>
    <style:style style:name="P12" style:family="paragraph" style:parent-style-name="Standard">
      <style:paragraph-properties fo:margin-left="0cm" fo:margin-right="0cm" fo:line-height="106%" fo:text-indent="0cm" style:auto-text-indent="false"/>
      <style:text-properties style:use-window-font-color="true" style:font-name="Calibri" fo:font-size="13pt" fo:language="tr" fo:country="TR" officeooo:paragraph-rsid="001253db" style:letter-kerning="true" style:font-name-asian="Calibri1" style:font-size-asian="13pt" style:language-asian="ar" style:country-asian="SA" style:font-size-complex="13pt"/>
    </style:style>
    <style:style style:name="T1" style:family="text">
      <style:text-properties style:use-window-font-color="true" style:font-name="Calibri" fo:font-size="11pt" fo:language="tr" fo:country="TR" style:letter-kerning="true" style:font-name-asian="Calibri1" style:font-size-asian="11pt" style:language-asian="ar" style:country-asian="SA"/>
    </style:style>
    <style:style style:name="T2" style:family="text">
      <style:text-properties style:use-window-font-color="true" style:font-name="Calibri" fo:font-size="11pt" fo:language="tr" fo:country="TR" style:letter-kerning="true" style:font-name-asian="Calibri1" style:font-size-asian="11pt" style:language-asian="tr" style:country-asian="TR"/>
    </style:style>
    <style:style style:name="T3" style:family="text">
      <style:text-properties style:use-window-font-color="true" style:font-name="Calibri" fo:font-size="11pt" fo:language="tr" fo:country="TR" style:letter-kerning="true" style:font-name-asian="Times New Roman1" style:font-size-asian="11pt" style:language-asian="ar" style:country-asian="SA"/>
    </style:style>
    <style:style style:name="T4" style:family="text">
      <style:text-properties style:use-window-font-color="true" style:font-name="Calibri" fo:font-size="11pt" fo:language="tr" fo:country="TR" fo:font-weight="bold" style:letter-kerning="true" style:font-name-asian="Calibri1" style:font-size-asian="11pt" style:language-asian="ar" style:country-asian="SA" style:font-weight-asian="bold" style:font-weight-complex="bold"/>
    </style:style>
    <style:style style:name="T5" style:family="text">
      <style:text-properties style:use-window-font-color="true" style:font-name="Calibri" fo:font-size="13pt" fo:language="tr" fo:country="TR" style:letter-kerning="true" style:font-name-asian="Calibri1" style:font-size-asian="13pt" style:language-asian="ar" style:country-asian="SA" style:font-size-complex="13pt"/>
    </style:style>
    <style:style style:name="T6" style:family="text">
      <style:text-properties style:use-window-font-color="true" style:font-name="Calibri" fo:font-size="13pt" fo:language="tr" fo:country="TR" officeooo:rsid="00122372" style:letter-kerning="true" style:font-name-asian="Calibri1" style:font-size-asian="13pt" style:language-asian="ar" style:country-asian="SA" style:font-size-complex="13pt"/>
    </style:style>
    <style:style style:name="T7" style:family="text">
      <style:text-properties style:use-window-font-color="true" style:font-name="Calibri" fo:font-size="13pt" fo:language="tr" fo:country="TR" style:letter-kerning="true" style:font-name-asian="Calibri1" style:font-size-asian="13pt" style:language-asian="tr" style:country-asian="TR" style:font-size-complex="13pt"/>
    </style:style>
    <style:style style:name="T8" style:family="text">
      <style:text-properties style:use-window-font-color="true" style:font-name="Calibri" fo:font-size="15pt" fo:language="tr" fo:country="TR" fo:font-weight="bold" style:letter-kerning="true" style:font-name-asian="Calibri1" style:font-size-asian="15pt" style:language-asian="ar" style:country-asian="SA" style:font-weight-asian="bold" style:font-size-complex="15pt" style:font-weight-complex="bold"/>
    </style:style>
    <style:style style:name="T9" style:family="text">
      <style:text-properties style:use-window-font-color="true" style:font-name="Calibri" fo:language="tr" fo:country="TR" style:letter-kerning="true" style:font-name-asian="Calibri1" style:language-asian="tr" style:country-asian="TR"/>
    </style:style>
    <style:style style:name="T10" style:family="text">
      <style:text-properties style:use-window-font-color="true" style:font-name="Calibri" fo:language="tr" fo:country="TR" style:letter-kerning="true" style:font-name-asian="Calibri1" style:language-asian="ar" style:country-asian="SA"/>
    </style:style>
    <style:style style:name="T11" style:family="text">
      <style:text-properties style:use-window-font-color="true" style:font-name="Calibri" fo:language="tr" fo:country="TR" officeooo:rsid="001388ca" style:letter-kerning="true" style:font-name-asian="Calibri1" style:language-asian="ar" style:country-asian="SA"/>
    </style:style>
    <style:style style:name="T12" style:family="text">
      <style:text-properties officeooo:rsid="001388c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Proje Adı:</text:span><text:span text:style-name="T4"> </text:span><text:span text:style-name="T5">Kartlı Güvenlik Sistemi</text:span></text:p>
      <text:p text:style-name="P4"/>
      <text:p text:style-name="P1"><text:span text:style-name="T8">Gerekli Malzemeler:</text:span><text:span text:style-name="T1"> </text:span></text:p>
      <text:p text:style-name="P3"><text:span text:style-name="T2"><text:s/></text:span><text:span text:style-name="T7"><text:s text:c="2"/></text:span><text:span text:style-name="T5">Arduino UNO,RFID Kart Okuyucu, Breadboard, Kırmızı Led, Yeşil Renk, Jumper Kablo, 220 Ohm Direnç, Buzzer, <text:s/>Servo motor, Karton, Yapıştırıcı, Makas</text:span></text:p>
      <text:p text:style-name="P12"/>
      <text:p text:style-name="P9">Kullanılan Bilgisayar Programları:</text:p>
      <text:p text:style-name="P8">Arduino IDE, Fritzing, <text:span text:style-name="T12">Visual Studio C#</text:span></text:p>
      <text:p text:style-name="P8"/>
      <text:p text:style-name="P1"><text:span text:style-name="T8">Projenin Amacı:</text:span><text:span text:style-name="T1"> </text:span></text:p>
      <text:p text:style-name="P10"><text:span text:style-name="T9"><text:s text:c="3"/></text:span><text:span text:style-name="T10">Bu projede işyeri, okul, tesis, fabrika gibi yoğun insan topluluğunun bulunduğu ve daha birçok kurumsal firmaların yer aldığı alanlarda giren kişilerin takibi, kimliği, hangi saatte girip çıktıkları ve bulunma sürelerinin belirlenmesi ve güvenliğin arttırımı amaçlanmaktadır. </text:span></text:p>
      <text:p text:style-name="P5"/>
      <text:p text:style-name="P1"><text:span text:style-name="T8">Projenin Yapılışı Özet:</text:span><text:span text:style-name="T1"> </text:span></text:p>
      <text:p text:style-name="P7"><text:s text:c="4"/>Fritzing uygulaması ile projenin prototipi bilgisayar ortamında tasarlandı ve geliştirmeler yapıldı. Bu tasarıdaki elektronik parçalara, kabloların dizilimine, pin sayılarına ve projenin asıl amacına yönelik yazılım planlandı ve grup üyeleri tarafından eşit iş gücüne bölünerek geliştirildi. Ardından gerekli araç-gereç, donanım ve projenin bileşenleriyle bilgisayar ortamındaki tasarıyı takiben projenin gerçek hayatta kurulumu yapıldı. Buna ek olarak geliştirilen yazılım arduino ana kartına yüklendi ve proje elektrik ve elektronik olarak tam anlamıyla çalışmaya hazır hale getirildi. Bir sonraki adımda ise proje test aşamasına tabi tutuldu, projenin sağlıklı ve verimli çalışıp çalışmadığı analiz edildi ve elde edilen sonuçlara göre çeşitli iyileştirmeler yapıldı. Son olarak proje son kullanıcılara sunuldu.</text:p>
      <text:p text:style-name="P6"/>
      <text:p text:style-name="P2"><text:span text:style-name="T8">Hazırlayanlar:</text:span><text:span text:style-name="T3"><text:tab/></text:span></text:p>
      <text:p text:style-name="P2"><text:span text:style-name="T1"><text:s text:c="10"/></text:span><text:span text:style-name="T5">Mete Kab</text:span><text:span text:style-name="T6">a<text:tab/><text:tab/></text:span><text:span text:style-name="T5">Ozan Akkaşoğlu<text:tab/><text:tab/><text:tab/><text:tab/>Teynur Yıldız</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tr" fo:country="TR"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line-height="106%" fo:text-align="start" style:justify-single-word="false" fo:orphans="2" fo:widows="2" fo:keep-with-next="always" style:vertical-align="auto" style:writing-mode="lr-tb"/>
      <style:text-properties style:font-name="Liberation Sans" fo:font-family="'Liberation Sans'" style:font-family-generic="roman" style:font-pitch="variable" fo:font-size="14pt" fo:language="tr" fo:country="TR" style:font-name-asian="Lucida Sans" style:font-family-asian="'Lucida Sans'"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tr" fo:country="TR" style:font-name-asian="Calibri1" style:font-family-asian="Calibri"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tr" fo:country="TR" style:font-name-asian="Lucida Sans" style:font-family-asian="'Lucida Sans'"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top="0.212cm" fo:margin-bottom="0.212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tr" fo:country="TR" fo:font-style="italic" style:font-name-asian="Lucida Sans" style:font-family-asian="'Lucida Sans'"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top="0cm" fo:margin-bottom="0.282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tr" fo:country="TR" style:font-name-asian="Lucida Sans" style:font-family-asian="'Lucida Sans'" style:font-family-generic-asian="system" style:font-pitch-asian="variable" style:font-size-asian="11pt" style:language-asian="ar" style:country-asian="SA"/>
    </style:style>
    <style:style style:name="DocumentMap"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tr" fo:country="TR"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top="0.176cm" fo:margin-bottom="0.176cm" loext:contextual-spacing="false" fo:line-height="106%" fo:text-align="start" style:justify-single-word="false" fo:orphans="2" fo:widows="2" style:vertical-align="auto" style:writing-mode="lr-tb"/>
      <style:text-properties style:font-name="Times New Roman" fo:font-family="'Times New Roman'" style:font-family-generic="roman" style:font-pitch="variable" fo:font-size="12pt" fo:language="tr" fo:country="TR" style:font-name-asian="Times New Roman1" style:font-family-asian="'Times New Roman'" style:font-family-generic-asian="system" style:font-pitch-asian="variable" style:font-size-asian="12pt" style:language-asian="ar" style:country-asian="SA"/>
    </style:style>
    <style:style style:name="Header" style:family="paragraph" style:parent-style-name="Standard" style:default-outline-level="" style:class="extra">
      <style:paragraph-properties fo:margin-top="0cm" fo:margin-bottom="0.282cm" loext:contextual-spacing="false" fo:line-height="106%" fo:text-align="start" style:justify-single-word="false" fo:orphans="2" fo:widows="2" style:vertical-align="auto" style:writing-mode="lr-tb">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tr" fo:country="TR" style:font-name-asian="Calibri1" style:font-family-asian="Calibri" style:font-family-generic-asian="system" style:font-pitch-asian="variable" style:font-size-asian="11pt" style:language-asian="ar" style:country-asian="SA"/>
    </style:style>
    <style:style style:name="Footer" style:family="paragraph" style:parent-style-name="Standard" style:default-outline-level="" style:class="extra">
      <style:paragraph-properties fo:margin-top="0cm" fo:margin-bottom="0.282cm" loext:contextual-spacing="false" fo:line-height="106%" fo:text-align="start" style:justify-single-word="false" fo:orphans="2" fo:widows="2" style:vertical-align="auto" style:writing-mode="lr-tb">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tr" fo:country="TR" style:font-name-asian="Calibri1" style:font-family-asian="Calibri" style:font-family-generic-asian="system" style:font-pitch-asian="variable" style:font-size-asian="11pt" style:language-asian="ar" style:country-asian="SA"/>
    </style:style>
    <style:style style:name="Default_20_Paragraph_20_Font" style:display-name="Default Paragraph Font" style:family="text"/>
    <style:style style:name="Üst_20_Bilgi_20_Char" style:display-name="Üst Bilgi Char" style:family="text" style:parent-style-name="Default_20_Paragraph_20_Font">
      <style:text-properties style:font-name-asian="Times New Roman1" style:font-family-asian="'Times New Roman'" style:font-family-generic-asian="system" style:font-pitch-asian="variable"/>
    </style:style>
    <style:style style:name="Alt_20_Bilgi_20_Char" style:display-name="Alt Bilgi Char" style:family="text" style:parent-style-name="Default_20_Paragraph_20_Font">
      <style:text-properties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font-name-asian="Times New Roman1"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font-name-asian="Times New Roman1" style:font-family-asian="'Times New Roman'" style:font-family-generic-asian="system" style:font-pitch-asian="variable"/>
    </style:style>
    <style:style style:name="ListLabel_20_1" style:display-name="ListLabel 1" style:family="text">
      <style:text-properties style:font-name-asian="Arial" style:font-family-asian="Aria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5:46:00</meta:creation-date>
    <dc:date>2019-01-03T14:54:55.429000000</dc:date>
    <meta:editing-duration>PT8M</meta:editing-duration>
    <meta:editing-cycles>4</meta:editing-cycles>
    <meta:generator>LibreOffice/6.1.2.1$Windows_X86_64 LibreOffice_project/65905a128db06ba48db947242809d14d3f9a93fe</meta:generator>
    <meta:document-statistic meta:table-count="0" meta:image-count="0" meta:object-count="0" meta:page-count="1" meta:paragraph-count="11" meta:word-count="186" meta:character-count="1480" meta:non-whitespace-character-count="1275"/>
    <meta:user-defined meta:name="Operator">teynur2036@hotmail.com</meta:user-defined>
  </office:meta>
</office:document-meta>
</file>